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666666" draw:textarea-horizontal-align="justify" draw:textarea-vertical-align="middle" draw:auto-grow-height="false" fo:min-height="0.079cm" fo:min-width="14.148cm" fo:padding-top="0.175cm" fo:padding-bottom="0.175cm" fo:padding-left="0.3cm" fo:padding-right="0.3cm"/>
    </style:style>
    <style:style style:name="gr2" style:family="graphic" style:parent-style-name="standard">
      <style:graphic-properties svg:stroke-width="0.1cm" svg:stroke-color="#000000" draw:marker-start-width="0.35cm" draw:marker-end-width="0.35cm" draw:fill="solid" draw:fill-color="#b7b3ca" draw:textarea-horizontal-align="justify" draw:textarea-vertical-align="middle" draw:auto-grow-height="false" fo:min-height="5.871cm" fo:min-width="0.366cm" fo:padding-top="0.175cm" fo:padding-bottom="0.175cm" fo:padding-left="0.3cm" fo:padding-right="0.3cm"/>
    </style:style>
    <style:style style:name="gr3" style:family="graphic" style:parent-style-name="objectwithoutfill">
      <style:graphic-properties svg:stroke-width="0.1cm" svg:stroke-color="#000000" draw:marker-start-width="0.35cm" draw:marker-end-width="0.35cm" draw:fill="solid" draw:textarea-vertical-align="middle" fo:padding-top="0.175cm" fo:padding-bottom="0.175cm" fo:padding-left="0.3cm" fo:padding-right="0.3cm"/>
    </style:style>
    <style:style style:name="gr4"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paragraph-properties style:writing-mode="lr-tb"/>
    </style:style>
    <style:style style:name="gr5" style:family="graphic" style:parent-style-name="objectwithoutfill">
      <style:graphic-properties svg:stroke-width="0.1cm" svg:stroke-color="#000000" draw:marker-start-width="0.35cm" draw:marker-end-width="0.35cm" draw:fill="solid" draw:fill-color="#ffffff" draw:textarea-vertical-align="middle" fo:padding-top="0.175cm" fo:padding-bottom="0.175cm" fo:padding-left="0.3cm" fo:padding-right="0.3cm"/>
    </style:style>
    <style:style style:name="gr6" style:family="graphic" style:parent-style-name="objectwithoutfill">
      <style:graphic-properties svg:stroke-width="0.1cm" svg:stroke-color="#000000" draw:marker-start-width="0.35cm" draw:marker-end-width="0.35cm" draw:fill="solid" draw:fill-color="#50938a" draw:textarea-vertical-align="middle" fo:padding-top="0.175cm" fo:padding-bottom="0.175cm" fo:padding-left="0.3cm" fo:padding-right="0.3cm"/>
    </style:style>
    <style:style style:name="gr7" style:family="graphic" style:parent-style-name="standard">
      <style:graphic-properties draw:stroke="none" draw:fill="solid" draw:fill-color="#ffffff" draw:textarea-horizontal-align="justify" draw:textarea-vertical-align="middle" draw:auto-grow-height="false" fo:min-height="0.001cm" fo:min-width="0cm"/>
    </style:style>
    <style:style style:name="gr8" style:family="graphic" style:parent-style-name="standard">
      <style:graphic-properties draw:stroke="none" draw:fill="solid" draw:fill-color="#ffffff" draw:textarea-horizontal-align="justify" draw:textarea-vertical-align="middle" draw:auto-grow-height="false" fo:min-height="0.019cm" fo:min-width="0cm"/>
    </style:style>
    <style:style style:name="gr9"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345cm" fo:min-width="2.283cm" fo:padding-top="0.175cm" fo:padding-bottom="0.175cm" fo:padding-left="0.3cm" fo:padding-right="0.3cm"/>
    </style:style>
    <style:style style:name="P1" style:family="paragraph">
      <loext:graphic-properties draw:fill="solid" draw:fill-color="#666666"/>
      <style:paragraph-properties fo:text-align="center"/>
    </style:style>
    <style:style style:name="P2" style:family="paragraph">
      <loext:graphic-properties draw:fill="solid" draw:fill-color="#b7b3ca"/>
      <style:paragraph-properties fo:text-align="center"/>
    </style:style>
    <style:style style:name="P3" style:family="paragraph">
      <loext:graphic-properties draw:fill="solid"/>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50938a"/>
      <style:paragraph-properties fo:text-align="center"/>
    </style:style>
  </office:automatic-styles>
  <office:body>
    <office:drawing>
      <draw:page draw:name="page1" draw:style-name="dp1" draw:master-page-name="Default">
        <draw:custom-shape draw:style-name="gr1" draw:text-style-name="P1" draw:layer="layout" svg:width="14.648cm" svg:height="0.329cm" svg:x="3.54cm" svg:y="2.016cm">
          <text:p/>
          <draw:enhanced-geometry svg:viewBox="0 0 21600 21600" draw:type="rectangle" draw:enhanced-path="M 0 0 L 21600 0 21600 21600 0 21600 0 0 Z N"/>
        </draw:custom-shape>
        <draw:custom-shape draw:style-name="gr2" draw:text-style-name="P2" draw:layer="layout" svg:width="0.966cm" svg:height="6.221cm" svg:x="5.381cm" svg:y="2.634cm">
          <text:p/>
          <draw:enhanced-geometry svg:viewBox="0 0 21600 21600" draw:type="rectangle" draw:enhanced-path="M 0 0 L 21600 0 21600 21600 0 21600 0 0 Z N"/>
        </draw:custom-shape>
        <draw:custom-shape draw:style-name="gr2" draw:text-style-name="P2" draw:layer="layout" svg:width="0.966cm" svg:height="6.221cm" svg:x="15.466cm" svg:y="2.621cm">
          <text:p/>
          <draw:enhanced-geometry svg:viewBox="0 0 21600 21600" draw:type="rectangle" draw:enhanced-path="M 0 0 L 21600 0 21600 21600 0 21600 0 0 Z N"/>
        </draw:custom-shape>
        <draw:line draw:style-name="gr3" draw:text-style-name="P3" draw:layer="layout" svg:x1="5.893cm" svg:y1="2.345cm" svg:x2="5.893cm" svg:y2="2.634cm">
          <text:p/>
        </draw:line>
        <draw:line draw:style-name="gr3" draw:text-style-name="P3" draw:layer="layout" svg:x1="15.978cm" svg:y1="2.345cm" svg:x2="15.978cm" svg:y2="2.634cm">
          <text:p/>
        </draw:line>
        <draw:polygon draw:style-name="gr4" draw:text-style-name="P4" draw:layer="layout" svg:width="6.767cm" svg:height="23.63cm" draw:transform="skewX (-2.3291652979638E-017) rotate (-0.150272848596712) translate (9.19263280260319cm 2.5555899900606cm)" svg:viewBox="0 0 6768 23631" draw:points="1639,8 1893,8 2178,130 2549,403 3093,1057 3562,1811 3970,2662 4366,3604 4708,4694 5036,5773 5319,6720 5643,8270 6476,13181 6636,14831 6768,16537 6760,17490 6729,19207 6638,20451 6401,21819 6228,22441 6011,22931 5704,23332 5370,23561 4988,23631 4629,23521 4326,23287 3868,22849 3392,22059 2830,20939 2220,19344 1840,18006 1374,16440 1029,14830 449,11251 238,9520 59,7758 40,6619 0,5522 70,4305 160,3138 363,1965 608,1154 859,634 1166,232 1493,43 1613,0">
          <text:p/>
        </draw:polygon>
        <draw:g>
          <draw:line draw:style-name="gr3" draw:text-style-name="P3" draw:layer="layout" svg:x1="16.796cm" svg:y1="9.623cm" svg:x2="5.311cm" svg:y2="9.623cm">
            <text:p/>
          </draw:line>
          <draw:line draw:style-name="gr3" draw:text-style-name="P3" draw:layer="layout" svg:x1="16.758cm" svg:y1="9.976cm" svg:x2="5.273cm" svg:y2="9.976cm">
            <text:p/>
          </draw:line>
        </draw:g>
        <draw:polygon draw:style-name="gr3" draw:text-style-name="P3" draw:layer="layout" svg:width="2.809cm" svg:height="2.26cm" draw:transform="rotate (-0.0621337213709981) translate (9.64460697505957cm 10.2217361650183cm)" svg:viewBox="0 0 2810 2261" draw:points="1210,6 1581,6 1854,67 2098,198 2394,448 2572,786 2776,1177 2810,1557 2746,1773 2555,1965 2095,2139 1562,2229 1048,2261 685,2205 367,2135 87,1973 0,1652 12,1125 182,789 386,461 673,219 943,46 1132,0">
          <text:p/>
        </draw:polygon>
        <draw:polygon draw:style-name="gr5" draw:text-style-name="P5" draw:layer="layout" svg:width="0.49cm" svg:height="1.375cm" draw:transform="rotate (-0.0469493568786475) translate (10.7154675904528cm 10.4648404036071cm)" svg:viewBox="0 0 491 1376" draw:points="68,1 281,1 393,452 491,1014 462,1269 325,1376 112,1366 21,1168 0,926 47,417 79,10 89,0">
          <text:p/>
        </draw:polygon>
        <draw:polygon draw:style-name="gr5" draw:text-style-name="P5" draw:layer="layout" svg:width="1.333cm" svg:height="0.45cm" draw:transform="rotate (-2.14884937505542) translate (10.7977922008232cm 10.6004329160131cm)" svg:viewBox="0 0 1334 451" draw:points="8,253 287,253 547,264 820,183 992,58 1136,0 1282,75 1334,137 1316,258 1191,363 972,434 668,451 433,423 202,345 0,259">
          <text:p/>
        </draw:polygon>
        <draw:polygon draw:style-name="gr5" draw:text-style-name="P5" draw:layer="layout" svg:width="1.192cm" svg:height="0.73cm" draw:transform="rotate (-0.615054028402802) translate (11.2083208938159cm 10.4343908638471cm)" svg:viewBox="0 0 1193 731" draw:points="0,18 421,18 736,130 915,226 1075,348 1193,514 1166,668 1061,731 912,712 849,607 774,500 624,357 402,254 226,180 61,86 25,0">
          <text:p/>
        </draw:polygon>
        <draw:polygon draw:style-name="gr5" draw:text-style-name="P5" draw:layer="layout" svg:width="11.351cm" svg:height="10.105cm" draw:transform="skewX (3.24717623997976E-017) rotate (-0.152192710773906) translate (5.97752158440105cm 7.65948903447532cm)" svg:viewBox="0 0 11352 10106" draw:points="9878,0 10043,0 10186,104 10246,248 10340,525 10360,991 10232,1315 10172,1503 10455,1942 10679,2491 10800,2865 10917,3216 10984,3649 11049,4324 11104,4519 11253,4661 11352,4811 11322,4943 11140,5085 10941,5192 10786,5419 10559,5593 10310,5796 9784,6093 9168,6212 8871,6258 8474,6319 8369,6297 8296,6562 8234,6901 8221,7233 8427,8496 8442,8925 8238,9249 7894,9567 7329,9857 6832,10009 6123,10106 5547,10067 5049,9966 4698,9829 4427,9630 4294,9435 3965,7695 3704,7152 3667,7081 3552,7074 3122,7165 2265,7207 1907,7186 1710,7141 1340,7045 916,6844 552,6709 550,6697 419,6590 341,6411 460,6190 504,6069 478,5895 398,5045 293,4934 285,4390 337,3900 395,3282 452,2994 78,2378 64,2368 5,1984 0,1705 178,1538 405,1453 659,1451 1008,1652 1067,1707 1254,1855 1355,2258 1158,2720 1103,2855 1061,2912 1230,3103 1403,3482 1461,4361 1550,4780 1479,5057 1433,5419 1482,5818 1466,5883 2136,5781 2664,5750 3006,5749 3032,5745 3471,5715 3574,5560 3705,5502 3993,5484 4192,5453 4481,5434 4925,5188 5039,5019 5084,4897 5039,4689 4767,4489 4646,4356 4606,4184 4600,4147 4600,4058 4966,4128 5385,4128 5771,4081 6122,3976 6471,3847 6612,3775 6597,4006 6482,4340 6422,4438 6410,4770 6520,4918 6757,4971 7093,5008 7506,4970 7568,4960 8070,4845 8165,4881 8354,4954 8405,4959 8705,4850 9091,4714 9821,4590 10132,4554 10080,4296 10035,4163 9703,3656 9596,2797 9519,2377 9546,1725 9488,1507 9296,1168 9239,1126 9190,804 9283,421 9300,368 9542,203 9766,17">
          <text:p/>
        </draw:polygon>
        <draw:polygon draw:style-name="gr6" draw:text-style-name="P6" draw:layer="layout" svg:width="4.655cm" svg:height="5.267cm" draw:transform="rotate (-0.139451807234347) translate (9.02499231907271cm 13.0931736111692cm)" svg:viewBox="0 0 4656 5268" draw:points="2995,18 3614,18 3553,515 3455,947 3547,1293 3666,1622 3836,1915 4110,2121 4277,2184 4476,2271 4601,3160 4656,3959 4409,4454 3982,4701 3441,5050 2739,5177 1889,5268 1296,5150 644,4911 433,4739 164,4157 44,3297 0,2885 216,2783 335,2608 464,2403 627,2120 706,1663 671,1308 500,915 380,673 274,429 568,372 829,278 967,447 1336,711 1676,778 2033,758 2420,646 2584,579 2816,388 2915,173 3020,0">
          <text:p/>
        </draw:polygon>
        <draw:polyline draw:style-name="gr3" draw:text-style-name="P3" draw:layer="layout" svg:width="3.26cm" svg:height="1.316cm" draw:transform="rotate (0.211010306566114) translate (16.5962775093871cm 9.43840565845776cm)" svg:viewBox="0 0 3261 1317" draw:points="141,207 590,207 1045,176 1615,58 2093,0 2498,55 3261,234 3204,575 3113,924 2843,1138 2438,1308 1955,1317 1339,1202 1002,1049 543,726 399,648 173,583 0,562">
          <text:p/>
        </draw:polyline>
        <draw:polyline draw:style-name="gr3" draw:text-style-name="P3" draw:layer="layout" svg:width="3.448cm" svg:height="1.363cm" draw:transform="rotate (-3.14159265358979) translate (5.441cm 10.348cm)" svg:viewBox="0 0 3449 1364" draw:points="31,737 376,737 674,799 1066,925 1364,1066 1693,1191 2085,1317 2415,1364 2932,1364 3230,1348 3434,1285 3449,893 3340,580 3167,345 2885,172 2446,15 2085,0 1678,31 1380,109 1145,203 753,313 549,392 251,392 16,392 0,407">
          <text:p/>
        </draw:polyline>
        <draw:custom-shape draw:style-name="gr7" draw:text-style-name="P5" draw:layer="layout" svg:width="0.287cm" svg:height="0.251cm" svg:x="13.305cm" svg:y="9.676cm">
          <text:p/>
          <draw:enhanced-geometry svg:viewBox="0 0 21600 21600" draw:type="rectangle" draw:enhanced-path="M 0 0 L 21600 0 21600 21600 0 21600 0 0 Z N"/>
        </draw:custom-shape>
        <draw:custom-shape draw:style-name="gr8" draw:text-style-name="P5" draw:layer="layout" svg:width="0.287cm" svg:height="0.269cm" svg:x="8.01cm" svg:y="9.676cm">
          <text:p/>
          <draw:enhanced-geometry svg:viewBox="0 0 21600 21600" draw:type="rectangle" draw:enhanced-path="M 0 0 L 21600 0 21600 21600 0 21600 0 0 Z N"/>
        </draw:custom-shape>
        <draw:custom-shape draw:style-name="gr9" draw:text-style-name="P5" draw:layer="layout" svg:width="3.935cm" svg:height="3.669cm" svg:x="8.906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9-20T21:33:16.876999152</meta:creation-date>
    <dc:date>2020-09-20T22:05:21.918223546</dc:date>
    <meta:editing-duration>PT21M39S</meta:editing-duration>
    <meta:editing-cycles>2</meta:editing-cycles>
    <meta:generator>LibreOffice/6.3.6.2$MacOSX_X86_64 LibreOffice_project/2196df99b074d8a661f4036fca8fa0cbfa33a497</meta:generator>
    <meta:document-statistic meta:object-count="20"/>
  </office:meta>
</office:document-meta>
</file>